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4000000008140B8B22397198A79.png" manifest:media-type="image/png"/>
  <manifest:file-entry manifest:full-path="Pictures/10000001000004000000009B787718FAAE1058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Noto Serif JP" svg:font-family="'Noto Serif JP'" style:font-family-generic="system" style:font-pitch="variable"/>
    <style:font-face style:name="Roboto" svg:font-family="Roboto" style:font-family-generic="system" style:font-pitch="variable"/>
    <style:font-face style:name="SimSun" svg:font-family="SimSun" style:font-family-generic="system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ogo_20_Content_5f_-title">
      <style:graphic-properties draw:auto-grow-height="true" fo:min-height="3.024cm"/>
      <style:paragraph-properties style:writing-mode="lr-tb"/>
    </style:style>
    <style:style style:name="pr2" style:family="presentation" style:parent-style-name="Logo_20_Content_5f_-outline1">
      <style:graphic-properties fo:min-height="11.93cm"/>
      <style:paragraph-properties style:writing-mode="lr-tb"/>
    </style:style>
    <style:style style:name="pr3" style:family="presentation" style:parent-style-name="Logo_20_Content_5f_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935cm" style:use-optimal-column-width="false"/>
    </style:style>
    <style:style style:name="co2" style:family="table-column">
      <style:table-column-properties style:column-width="7.94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6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005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2" text:bullet-char="‒">
        <style:list-level-properties text:space-before="0.766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3" text:bullet-char="‒">
        <style:list-level-properties text:space-before="1.51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4" text:bullet-char="‒">
        <style:list-level-properties text:space-before="2.285cm" text:min-label-width="0.505cm"/>
        <style:text-properties fo:font-family="Arial" style:font-style-name="Regular" style:font-family-generic="swiss" fo:color="#000000" fo:font-size="65%"/>
      </text:list-level-style-bullet>
      <text:list-level-style-bullet text:level="5" text:bullet-char="‒">
        <style:list-level-properties text:space-before="3.056cm" text:min-label-width="0.505cm"/>
        <style:text-properties fo:font-family="Arial" style:font-style-name="Regular" style:font-family-generic="swiss" fo:color="#000000" fo:font-size="65%"/>
      </text:list-level-style-bullet>
      <text:list-level-style-bullet text:level="6" text:bullet-char="‒">
        <style:list-level-properties text:space-before="3.806cm" text:min-label-width="0.473cm"/>
        <style:text-properties fo:font-family="Arial" style:font-style-name="Regular" style:font-family-generic="swiss" fo:color="#000000" fo:font-size="65%"/>
      </text:list-level-style-bullet>
      <text:list-level-style-bullet text:level="7" text:bullet-char="‒">
        <style:list-level-properties text:space-before="4.576cm" text:min-label-width="0.473cm"/>
        <style:text-properties fo:font-family="Arial" style:font-style-name="Regular" style:font-family-generic="swiss" fo:color="#000000" fo:font-size="65%"/>
      </text:list-level-style-bullet>
      <text:list-level-style-bullet text:level="8" text:bullet-char="‒">
        <style:list-level-properties text:space-before="9.127cm" text:min-label-width="0.473cm"/>
        <style:text-properties fo:font-family="Arial" style:font-style-name="Regular" style:font-family-generic="swiss" fo:color="#000000" fo:font-size="65%"/>
      </text:list-level-style-bullet>
      <text:list-level-style-bullet text:level="9" text:bullet-char="‒">
        <style:list-level-properties text:space-before="10.312cm" text:min-label-width="0.473cm"/>
        <style:text-properties fo:font-family="Arial" style:font-style-name="Regular" style:font-family-generic="swiss" fo:color="#000000" fo:font-size="65%"/>
      </text:list-level-style-bullet>
      <text:list-level-style-bullet text:level="10" text:bullet-char="‒">
        <style:list-level-properties text:space-before="11.405cm" text:min-label-width="0.483cm"/>
        <style:text-properties fo:font-family="Arial" style:font-style-name="Regular" style:font-family-generic="swiss" fo:color="#000000" fo:font-size="6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ogo_20_Content_5f_" presentation:presentation-page-layout-name="AL1T1">
        <office:forms form:automatic-focus="false" form:apply-design-mode="false"/>
        <draw:frame presentation:style-name="pr1" draw:text-style-name="P1" draw:layer="layout" svg:width="23.072cm" svg:height="3.024cm" svg:x="2.52cm" svg:y="0.232cm" presentation:class="title">
          <draw:text-box>
            <text:p>Current situation in Indonesia 2022</text:p>
          </draw:text-box>
        </draw:frame>
        <draw:frame presentation:style-name="pr2" draw:text-style-name="P1" draw:layer="layout" svg:width="23.072cm" svg:height="15.38cm" svg:x="2.327cm" svg:y="3.12cm" presentation:class="outline" presentation:user-transformed="true">
          <draw:text-box>
            <text:list text:style-name="L2">
              <text:list-item>
                <text:p>In general pandemic situation is getting better</text:p>
              </text:list-item>
              <text:list-item>
                <text:p>Official still implement some measures regarding COVID-19</text:p>
              </text:list-item>
              <text:list-item>
                <text:p>FLOSS events are gradually getting back to offline</text:p>
              </text:list-item>
              <text:list-item>
                <text:p>Community discussion mainly through telegram group <text:a xlink:href="https://t.me/openSUSE_ID" xlink:type="simple">https://t.me/openSUSE_ID</text:a><text:s/>. Current member 1101 and still growing</text:p>
              </text:list-item>
              <text:list-item>
                <text:p>Our community mirrors are happy to serve community online: <text:a xlink:href="https://repo.opensuse.id/" xlink:type="simple">https://repo.opensuse.id</text:a><text:s/>and <text:a xlink:href="https://twrepo.opensuse.id/" xlink:type="simple">https://twrepo.opensuse.id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ogo_20_Content_5f_" presentation:presentation-page-layout-name="AL1T1">
        <office:forms form:automatic-focus="false" form:apply-design-mode="false"/>
        <draw:frame presentation:style-name="pr1" draw:text-style-name="P1" draw:layer="layout" svg:width="23.072cm" svg:height="3.024cm" svg:x="2.52cm" svg:y="0.232cm" presentation:class="title">
          <draw:text-box>
            <text:p>Current situation in Indonesia 2022</text:p>
          </draw:text-box>
        </draw:frame>
        <draw:frame draw:style-name="standard" draw:layer="layout" svg:width="23.81cm" svg:height="15.998cm" svg:x="2.186cm" svg:y="2.8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3"><text:span text:style-name="T1"><text:a xlink:href="https://repo.opensuse.id/" xlink:type="simple">repo.opensuse.id</text:a></text:span></text:p>
              </table:table-cell>
              <table:table-cell>
                <text:p text:style-name="P3"><text:span text:style-name="T1"><text:a xlink:href="https://twrepo.opensuse.id/" xlink:type="simple">twrepo.opensuse.id</text:a>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1">Feb 2022</text:span></text:p>
              </table:table-cell>
              <table:table-cell>
                <text:p text:style-name="P3"><text:span text:style-name="T1">1.3 TB</text:span></text:p>
              </table:table-cell>
              <table:table-cell>
                <text:p text:style-name="P3"><text:span text:style-name="T1">337.37 GB</text:span></text:p>
              </table:table-cell>
            </table:table-row>
            <table:table-row table:style-name="ro1" table:default-cell-style-name="gray1">
              <table:table-cell>
                <text:p text:style-name="P3"><text:span text:style-name="T1">Mar 2022</text:span></text:p>
              </table:table-cell>
              <table:table-cell>
                <text:p text:style-name="P3"><text:span text:style-name="T1">3.86 TB</text:span></text:p>
              </table:table-cell>
              <table:table-cell>
                <text:p text:style-name="P3"><text:span text:style-name="T1">976.75 GB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1">Apr 2022</text:span></text:p>
              </table:table-cell>
              <table:table-cell>
                <text:p text:style-name="P3"><text:span text:style-name="T1">2.22 TB</text:span></text:p>
              </table:table-cell>
              <table:table-cell>
                <text:p text:style-name="P3"><text:span text:style-name="T1">809.88 GB</text:span></text:p>
              </table:table-cell>
            </table:table-row>
            <table:table-row table:style-name="ro1" table:default-cell-style-name="gray1">
              <table:table-cell>
                <text:p text:style-name="P3"><text:span text:style-name="T1">May 2022</text:span></text:p>
              </table:table-cell>
              <table:table-cell>
                <text:p text:style-name="P3"><text:span text:style-name="T1">1.34 TB</text:span></text:p>
              </table:table-cell>
              <table:table-cell>
                <text:p text:style-name="P3"><text:span text:style-name="T1">690.59 GB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1">Jun 2022</text:span></text:p>
              </table:table-cell>
              <table:table-cell>
                <text:p text:style-name="P3"><text:span text:style-name="T1">2.24 TB</text:span></text:p>
              </table:table-cell>
              <table:table-cell>
                <text:p text:style-name="P3"><text:span text:style-name="T1">1.18 TB</text:span></text:p>
              </table:table-cell>
            </table:table-row>
            <table:table-row table:style-name="ro1" table:default-cell-style-name="gray1">
              <table:table-cell>
                <text:p text:style-name="P3"><text:span text:style-name="T1">Jul 2022</text:span></text:p>
              </table:table-cell>
              <table:table-cell>
                <text:p text:style-name="P3"><text:span text:style-name="T1">1.82 TB</text:span></text:p>
              </table:table-cell>
              <table:table-cell>
                <text:p text:style-name="P3"><text:span text:style-name="T1">2.68 TB</text:span></text:p>
              </table:table-cell>
            </table:table-row>
            <table:table-row table:style-name="ro2" table:default-cell-style-name="gray2">
              <table:table-cell>
                <text:p text:style-name="P3"><text:span text:style-name="T1">Aug 2022</text:span></text:p>
              </table:table-cell>
              <table:table-cell>
                <text:p text:style-name="P3"><text:span text:style-name="T1">1.45 TB</text:span></text:p>
              </table:table-cell>
              <table:table-cell>
                <text:p text:style-name="P3"><text:span text:style-name="T1">1.92 T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Noto Serif JP" svg:font-family="'Noto Serif JP'" style:font-family-generic="system" style:font-pitch="variable"/>
    <style:font-face style:name="Roboto" svg:font-family="Roboto" style:font-family-generic="system" style:font-pitch="variable"/>
    <style:font-face style:name="SimSun" svg:font-family="SimSun" style:font-family-generic="system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Noto Serif JP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IPA Pゴシック" style:font-family-complex="'IPA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dobe Blank" style:font-family-asian="'Adobe Blank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ogo_20_Content_5f_-background" style:display-name="Logo Content_-background" style:family="presentation">
      <style:graphic-properties draw:stroke="none" draw:fill="none" draw:fill-image-width="0cm" draw:fill-image-height="0cm"/>
      <style:text-properties style:letter-kerning="true"/>
    </style:style>
    <style:style style:name="Logo_20_Content_5f_-backgroundobjects" style:display-name="Logo Content_-backgroundobjects" style:family="presentation">
      <style:graphic-properties draw:shadow="hidden" draw:shadow-offset-x="0.3cm" draw:shadow-offset-y="0.3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Logo_20_Content_5f_-notes" style:display-name="Logo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swiss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ogo_20_Content_5f_-outline1" style:display-name="Logo Content_-outline1" style:family="presentation">
      <style:graphic-properties draw:stroke="none" draw:fill="none" draw:textarea-horizontal-align="left" draw:auto-grow-height="false" draw:fit-to-size="false" style:shrink-to-fit="false">
        <text:list-style style:name="Logo_20_Content_5f_-outline1" style:display-name="Logo Content_-outline1">
          <text:list-level-style-bullet text:level="1" text:bullet-char="•">
            <style:list-level-properties text:space-before="-0.005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1.51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2.285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3.056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3.806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4.576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446cm" fo:text-indent="0cm"/>
      <style:text-properties fo:color="#000000" loext:opacity="100%" style:text-outline="false" style:text-line-through-style="none" style:text-line-through-type="none" style:font-name="Source Sans Pro" fo:font-family="'Source Sans Pro'" style:font-family-generic="swiss" style:font-pitch="variable" fo:font-size="28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Logo_20_Content_5f_-outline2" style:display-name="Logo Content_-outline2" style:family="presentation" style:parent-style-name="Logo_20_Content_5f_-outline1">
      <style:paragraph-properties fo:margin-left="0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24.2999992370605pt" style:font-size-asian="22pt" style:font-size-complex="22pt"/>
    </style:style>
    <style:style style:name="Logo_20_Content_5f_-outline3" style:display-name="Logo Content_-outline3" style:family="presentation" style:parent-style-name="Logo_20_Content_5f_-outline2">
      <style:paragraph-properties fo:margin-left="0cm" fo:margin-right="0cm" fo:margin-top="0cm" fo:margin-bottom="0.446cm" fo:text-indent="0cm"/>
      <style:text-properties fo:color="#000000" loext:opacity="100%" style:font-name="Source Sans Pro" fo:font-family="'Source Sans Pro'" style:font-family-generic="swiss" style:font-pitch="variable" fo:font-size="19.8999996185303pt" style:font-size-asian="18pt" style:font-size-complex="18pt"/>
    </style:style>
    <style:style style:name="Logo_20_Content_5f_-outline4" style:display-name="Logo Content_-outline4" style:family="presentation" style:parent-style-name="Logo_20_Content_5f_-outline3">
      <style:paragraph-properties fo:margin-left="0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17.6000003814697pt" style:font-size-asian="16pt" style:font-size-complex="16pt"/>
    </style:style>
    <style:style style:name="Logo_20_Content_5f_-outline5" style:display-name="Logo Content_-outline5" style:family="presentation" style:parent-style-name="Logo_20_Content_5f_-outline4">
      <style:paragraph-properties fo:margin-left="0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15.3999996185303pt" style:font-size-asian="14pt" style:font-size-complex="14pt"/>
    </style:style>
    <style:style style:name="Logo_20_Content_5f_-outline6" style:display-name="Logo Content_-outline6" style:family="presentation" style:parent-style-name="Logo_20_Content_5f_-outline5">
      <style:paragraph-properties fo:margin-left="0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15.3999996185303pt" style:font-size-asian="14pt" style:font-size-complex="14pt"/>
    </style:style>
    <style:style style:name="Logo_20_Content_5f_-outline7" style:display-name="Logo Content_-outline7" style:family="presentation" style:parent-style-name="Logo_20_Content_5f_-outline6">
      <style:paragraph-properties fo:margin-left="0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15.3999996185303pt" style:font-size-asian="14pt" style:font-size-complex="14pt"/>
    </style:style>
    <style:style style:name="Logo_20_Content_5f_-outline8" style:display-name="Logo Content_-outline8" style:family="presentation" style:parent-style-name="Logo_20_Content_5f_-outline7">
      <style:paragraph-properties fo:margin-left="0cm" fo:margin-right="0cm" fo:margin-top="0cm" fo:margin-bottom="0.447cm" fo:text-indent="0cm"/>
      <style:text-properties fo:color="#000000" loext:opacity="100%" fo:font-size="13.1999998092651pt" style:font-size-asian="20pt" style:font-size-complex="20pt"/>
    </style:style>
    <style:style style:name="Logo_20_Content_5f_-outline9" style:display-name="Logo Content_-outline9" style:family="presentation" style:parent-style-name="Logo_20_Content_5f_-outline8">
      <style:paragraph-properties fo:margin-left="0cm" fo:margin-right="0cm" fo:margin-top="0cm" fo:margin-bottom="0.447cm" fo:text-indent="0cm"/>
      <style:text-properties fo:color="#000000" loext:opacity="100%" fo:font-size="13.1999998092651pt" style:font-size-asian="20pt" style:font-size-complex="20pt"/>
    </style:style>
    <style:style style:name="Logo_20_Content_5f_-subtitle" style:display-name="Logo Content_-subtitle" style:family="presentation">
      <style:graphic-properties draw:stroke="none" draw:fill="none" draw:textarea-vertical-align="middle">
        <text:list-style style:name="Logo_20_Content_5f_-subtitle" style:display-name="Logo Conten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_5f_-title" style:display-name="Logo Content_-title" style:family="presentation">
      <style:graphic-properties draw:stroke="none" draw:fill="none" draw:textarea-vertical-align="middle">
        <text:list-style style:name="Logo_20_Content_5f_-title" style:display-name="Logo Conten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9.799999237060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4pt" style:font-style-asian="normal" style:font-weight-asian="bold" style:font-name-complex="Mangal" style:font-family-complex="Mangal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No-Logo_20_Content_5f_-background" style:display-name="No-Logo Content_-background" style:family="presentation">
      <style:graphic-properties draw:stroke="none" draw:fill="none" draw:fill-image-width="0cm" draw:fill-image-height="0cm"/>
      <style:text-properties style:letter-kerning="true"/>
    </style:style>
    <style:style style:name="No-Logo_20_Content_5f_-backgroundobjects" style:display-name="No-Logo Content_-backgroundobjects" style:family="presentation">
      <style:graphic-properties draw:shadow="hidden" draw:shadow-offset-x="0.3cm" draw:shadow-offset-y="0.3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No-Logo_20_Content_5f_-notes" style:display-name="No-Logo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swiss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No-Logo_20_Content_5f_-outline1" style:display-name="No-Logo Content_-outline1" style:family="presentation">
      <style:graphic-properties draw:stroke="none" draw:fill="none" draw:textarea-horizontal-align="left" draw:auto-grow-height="false" draw:fit-to-size="false" style:shrink-to-fit="false">
        <text:list-style style:name="No-Logo_20_Content_5f_-outline1" style:display-name="No-Logo Content_-outline1">
          <text:list-level-style-bullet text:level="1" text:bullet-char="•">
            <style:list-level-properties text:space-before="0.00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1.515cm" text:min-label-width="0.452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2.02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2.78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3.561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4.061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446cm" fo:text-indent="0cm"/>
      <style:text-properties fo:color="#000000" loext:opacity="100%" style:text-outline="false" style:text-line-through-style="none" style:text-line-through-type="none" style:font-name="Source Sans Pro" fo:font-family="'Source Sans Pro'" style:font-family-generic="swiss" style:font-pitch="variable" fo:font-size="28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No-Logo_20_Content_5f_-outline2" style:display-name="No-Logo Content_-outline2" style:family="presentation" style:parent-style-name="No-Logo_20_Content_5f_-outline1">
      <style:paragraph-properties fo:margin-left="0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24.2999992370605pt" style:font-size-asian="22pt" style:font-size-complex="22pt"/>
    </style:style>
    <style:style style:name="No-Logo_20_Content_5f_-outline3" style:display-name="No-Logo Content_-outline3" style:family="presentation" style:parent-style-name="No-Logo_20_Content_5f_-outline2">
      <style:paragraph-properties fo:margin-left="0cm" fo:margin-right="0cm" fo:margin-top="0cm" fo:margin-bottom="0.446cm" fo:text-indent="0cm"/>
      <style:text-properties fo:color="#000000" loext:opacity="100%" style:font-name="Source Sans Pro" fo:font-family="'Source Sans Pro'" style:font-family-generic="swiss" style:font-pitch="variable" fo:font-size="19.8999996185303pt" style:font-size-asian="18pt" style:font-size-complex="18pt"/>
    </style:style>
    <style:style style:name="No-Logo_20_Content_5f_-outline4" style:display-name="No-Logo Content_-outline4" style:family="presentation" style:parent-style-name="No-Logo_20_Content_5f_-outline3">
      <style:paragraph-properties fo:margin-left="0.292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17.6000003814697pt" style:font-size-asian="16pt" style:font-size-complex="16pt"/>
    </style:style>
    <style:style style:name="No-Logo_20_Content_5f_-outline5" style:display-name="No-Logo Content_-outline5" style:family="presentation" style:parent-style-name="No-Logo_20_Content_5f_-outline4">
      <style:paragraph-properties fo:margin-left="0.291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15.3999996185303pt" style:font-size-asian="14pt" style:font-size-complex="14pt"/>
    </style:style>
    <style:style style:name="No-Logo_20_Content_5f_-outline6" style:display-name="No-Logo Content_-outline6" style:family="presentation" style:parent-style-name="No-Logo_20_Content_5f_-outline5">
      <style:paragraph-properties fo:margin-left="0.263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15.3999996185303pt" style:font-size-asian="14pt" style:font-size-complex="14pt"/>
    </style:style>
    <style:style style:name="No-Logo_20_Content_5f_-outline7" style:display-name="No-Logo Content_-outline7" style:family="presentation" style:parent-style-name="No-Logo_20_Content_5f_-outline6">
      <style:paragraph-properties fo:margin-left="0.555cm" fo:margin-right="0cm" fo:margin-top="0cm" fo:margin-bottom="0.447cm" fo:text-indent="0cm"/>
      <style:text-properties fo:color="#000000" loext:opacity="100%" style:font-name="Source Sans Pro" fo:font-family="'Source Sans Pro'" style:font-family-generic="swiss" style:font-pitch="variable" fo:font-size="15.3999996185303pt" style:font-size-asian="14pt" style:font-size-complex="14pt"/>
    </style:style>
    <style:style style:name="No-Logo_20_Content_5f_-outline8" style:display-name="No-Logo Content_-outline8" style:family="presentation" style:parent-style-name="No-Logo_20_Content_5f_-outline7">
      <style:paragraph-properties fo:margin-left="0cm" fo:margin-right="0cm" fo:margin-top="0cm" fo:margin-bottom="0.447cm" fo:text-indent="0cm"/>
      <style:text-properties fo:color="#000000" loext:opacity="100%" fo:font-size="13.1999998092651pt" style:font-size-asian="20pt" style:font-size-complex="20pt"/>
    </style:style>
    <style:style style:name="No-Logo_20_Content_5f_-outline9" style:display-name="No-Logo Content_-outline9" style:family="presentation" style:parent-style-name="No-Logo_20_Content_5f_-outline8">
      <style:paragraph-properties fo:margin-left="0cm" fo:margin-right="0cm" fo:margin-top="0cm" fo:margin-bottom="0.447cm" fo:text-indent="0cm"/>
      <style:text-properties fo:color="#000000" loext:opacity="100%" fo:font-size="13.1999998092651pt" style:font-size-asian="20pt" style:font-size-complex="20pt"/>
    </style:style>
    <style:style style:name="No-Logo_20_Content_5f_-subtitle" style:display-name="No-Logo Content_-subtitle" style:family="presentation">
      <style:graphic-properties draw:stroke="none" draw:fill="none" draw:textarea-vertical-align="middle">
        <text:list-style style:name="No-Logo_20_Content_5f_-subtitle" style:display-name="No-Logo Conten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_5f_-title" style:display-name="No-Logo Content_-title" style:family="presentation">
      <style:graphic-properties draw:stroke="none" draw:fill="none" draw:textarea-vertical-align="middle">
        <text:list-style style:name="No-Logo_20_Content_5f_-title" style:display-name="No-Logo Conten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39.799999237060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4pt" style:font-style-asian="normal" style:font-weight-asian="bold" style:font-name-complex="Mangal" style:font-family-complex="Mangal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vertical-align="middle" draw:auto-grow-width="true" fo:min-height="1.075cm" fo:min-width="1.957cm"/>
      <style:paragraph-properties style:writing-mode="lr-tb"/>
    </style:style>
    <style:style style:name="Mpr1" style:family="presentation" style:parent-style-name="Logo_20_Content_5f_-title">
      <style:graphic-properties draw:auto-grow-height="false" fo:min-height="3.181cm" fo:min-width="22.359cm"/>
      <style:paragraph-properties style:writing-mode="lr-tb"/>
    </style:style>
    <style:style style:name="Mpr2" style:family="presentation" style:parent-style-name="Logo_20_Content_5f_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3" style:family="presentation" style:parent-style-name="Logo_20_Content_5f_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4" style:family="presentation" style:parent-style-name="No-Logo_20_Content_5f_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5" style:family="presentation" style:parent-style-name="No-Logo_20_Content_5f_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  <style:text-properties fo:font-size="18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8pt" style:font-size-asian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ogo_20_Content_5f_" style:display-name="Logo Content_" style:page-layout-name="PM1" draw:style-name="Mdp1">
      <office:forms form:automatic-focus="false" form:apply-design-mode="false"/>
      <draw:frame draw:style-name="Mgr3" draw:text-style-name="MP5" draw:layer="backgroundobjects" svg:width="28cm" svg:height="4.222cm" svg:x="0cm" svg:y="18.442cm">
        <draw:image xlink:href="Pictures/10000001000004000000009B787718FAAE1058DB.png" xlink:type="simple" xlink:show="embed" xlink:actuate="onLoad" draw:mime-type="image/png">
          <text:p/>
        </draw:image>
      </draw:frame>
      <draw:frame presentation:style-name="Mpr1" draw:text-style-name="MP6" draw:layer="backgroundobjects" svg:width="23.072cm" svg:height="3.024cm" svg:x="2.52cm" svg:y="0.232cm" presentation:class="title">
        <draw:text-box>
          <text:p>Click to edit the title text format</text:p>
        </draw:text-box>
      </draw:frame>
      <draw:frame presentation:style-name="Logo_20_Content_5f_-outline1" draw:layer="backgroundobjects" svg:width="23.072cm" svg:height="12.18cm" svg:x="2.52cm" svg:y="3.901cm" presentation:class="outline" presentation:placeholder="true">
        <draw:text-box/>
      </draw:frame>
      <draw:frame draw:style-name="Mgr4" draw:text-style-name="MP8" draw:layer="backgroundobjects" svg:width="2.457cm" svg:height="1.325cm" svg:x="0.109cm" svg:y="19.86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ogo_20_Content_5f_-title" draw:layer="backgroundobjects" svg:width="13.586cm" svg:height="11.136cm" svg:x="3.705cm" svg:y="2.256cm" presentation:class="page"/>
        <draw:frame presentation:style-name="Logo_20_Content_5f_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-Logo_20_Content_5f_" style:display-name="No-Logo Content_" style:page-layout-name="PM1" draw:style-name="Mdp1">
      <office:forms form:automatic-focus="false" form:apply-design-mode="false"/>
      <draw:frame draw:style-name="Mgr3" draw:text-style-name="MP5" draw:layer="backgroundobjects" svg:width="27.999cm" svg:height="3.525cm" svg:x="0cm" svg:y="19.183cm">
        <draw:image xlink:href="Pictures/10000001000004000000008140B8B22397198A79.png" xlink:type="simple" xlink:show="embed" xlink:actuate="onLoad" draw:mime-type="image/png">
          <text:p/>
        </draw:image>
      </draw:frame>
      <draw:frame presentation:style-name="No-Logo_20_Content_5f_-title" draw:layer="backgroundobjects" svg:width="23.072cm" svg:height="3.024cm" svg:x="2.52cm" svg:y="0.232cm" presentation:class="title" presentation:placeholder="true">
        <draw:text-box/>
      </draw:frame>
      <draw:frame presentation:style-name="No-Logo_20_Content_5f_-outline1" draw:layer="backgroundobjects" svg:width="23.072cm" svg:height="12.18cm" svg:x="2.52cm" svg:y="3.901cm" presentation:class="outline" presentation:placeholder="true">
        <draw:text-box/>
      </draw:frame>
      <draw:frame draw:style-name="Mgr4" draw:text-style-name="MP8" draw:layer="backgroundobjects" svg:width="2.457cm" svg:height="1.325cm" svg:x="0.109cm" svg:y="19.863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-Logo_20_Content_5f_-title" draw:layer="backgroundobjects" svg:width="13.588cm" svg:height="11.124cm" svg:x="3.705cm" svg:y="2.268cm" presentation:class="page"/>
        <draw:frame presentation:style-name="No-Logo_20_Content_5f_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4T22:34:32.960416870</meta:creation-date>
    <dc:date>2022-09-30T14:02:53.780526560</dc:date>
    <meta:editing-duration>PT16H24M16S</meta:editing-duration>
    <meta:editing-cycles>33</meta:editing-cycles>
    <meta:generator>LibreOffice/7.3.3.1$Linux_X86_64 LibreOffice_project/30$Build-1</meta:generator>
    <meta:document-statistic meta:object-count="38"/>
  </office:meta>
</office:document-meta>
</file>